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17in" table:align="margins"/>
    </style:style>
    <style:style style:name="Table1.A" style:family="table-column">
      <style:table-column-properties style:column-width="1.8729in" style:rel-column-width="16383*"/>
    </style:style>
    <style:style style:name="Table1.D" style:family="table-column">
      <style:table-column-properties style:column-width="1.8729in" style:rel-column-width="16386*"/>
    </style:style>
    <style:style style:name="Table1.A1" style:family="table-cell">
      <style:table-cell-properties style:vertical-align="middle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4917in" table:align="margins"/>
    </style:style>
    <style:style style:name="Table2.A" style:family="table-column">
      <style:table-column-properties style:column-width="2.8486in" style:rel-column-width="24918*"/>
    </style:style>
    <style:style style:name="Table2.B" style:family="table-column">
      <style:table-column-properties style:column-width="1.3083in" style:rel-column-width="11444*"/>
    </style:style>
    <style:style style:name="Table2.C" style:family="table-column">
      <style:table-column-properties style:column-width="0.9403in" style:rel-column-width="8225*"/>
    </style:style>
    <style:style style:name="Table2.D" style:family="table-column">
      <style:table-column-properties style:column-width="1.2014in" style:rel-column-width="10509*"/>
    </style:style>
    <style:style style:name="Table2.E" style:family="table-column">
      <style:table-column-properties style:column-width="1.1931in" style:rel-column-width="10439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8486in"/>
    </style:style>
    <style:style style:name="Table3.B" style:family="table-column">
      <style:table-column-properties style:column-width="1.3083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fo:keep-together="always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0403in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0403in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5pt solid #cccccc"/>
    </style:style>
    <style:style style:name="Table3.C3" style:family="table-cell">
      <style:table-cell-properties fo:padding="0.0403in" fo:border-left="none" fo:border-right="none" fo:border-top="none" fo:border-bottom="0.05pt solid #cccccc"/>
    </style:style>
    <style:style style:name="Table3.4" style:family="table-row">
      <style:table-row-properties style:min-row-height="0.0521in" fo:keep-together="always"/>
    </style:style>
    <style:style style:name="P1" style:family="paragraph" style:parent-style-name="terp_5f_default_5f_8">
      <style:text-properties style:font-name="helvetica" fo:font-size="9pt" style:font-size-asian="9pt" style:font-size-complex="9pt"/>
    </style:style>
    <style:style style:name="P2" style:family="paragraph" style:parent-style-name="terp_5f_default_5f_8">
      <style:text-properties style:font-name="helvetica" fo:font-size="9pt" officeooo:paragraph-rsid="006cfdb4" style:font-size-asian="9pt" style:font-size-complex="9pt"/>
    </style:style>
    <style:style style:name="P3" style:family="paragraph" style:parent-style-name="terp_5f_default_5f_8">
      <style:text-properties officeooo:paragraph-rsid="003e65b7"/>
    </style:style>
    <style:style style:name="P4" style:family="paragraph" style:parent-style-name="terp_5f_default_5f_8">
      <style:paragraph-properties fo:text-align="start" style:justify-single-word="false"/>
      <style:text-properties style:font-name="Helvetica" fo:font-size="8pt" officeooo:paragraph-rsid="007fe61a" style:font-name-asian="Bitstream Vera Sans" style:font-size-asian="8pt" style:font-name-complex="Bitstream Vera Sans" style:font-size-complex="8pt"/>
    </style:style>
    <style:style style:name="P5" style:family="paragraph" style:parent-style-name="terp_5f_default_5f_8">
      <style:paragraph-properties fo:text-align="start" style:justify-single-word="false"/>
      <style:text-properties style:font-name="Helvetica" fo:font-size="8pt" officeooo:paragraph-rsid="0080c80f" style:font-name-asian="Bitstream Vera Sans" style:font-size-asian="8pt" style:font-name-complex="Bitstream Vera Sans" style:font-size-complex="8pt"/>
    </style:style>
    <style:style style:name="P6" style:family="paragraph" style:parent-style-name="terp_5f_tblheader_5f_Details_5f_Right">
      <style:paragraph-properties fo:text-align="end" style:justify-single-word="false"/>
    </style:style>
    <style:style style:name="P7" style:family="paragraph" style:parent-style-name="terp_5f_tblheader_5f_Details_5f_Right">
      <style:paragraph-properties fo:text-align="end" style:justify-single-word="false"/>
      <style:text-properties style:font-name="Helvetica" fo:font-size="9pt" officeooo:paragraph-rsid="003e65b7" style:font-name-asian="Bitstream Vera Sans" style:font-size-asian="9pt" style:font-name-complex="Bitstream Vera Sans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Helvetica" fo:font-size="9pt" officeooo:paragraph-rsid="00439310" style:font-name-asian="Bitstream Vera Sans" style:font-size-asian="9pt" style:font-name-complex="Bitstream Vera Sans" style:font-size-complex="9pt"/>
    </style:style>
    <style:style style:name="P13" style:family="paragraph" style:parent-style-name="terp_5f_tblheader_5f_Details">
      <style:paragraph-properties fo:text-align="start" style:justify-single-word="false"/>
      <style:text-properties style:font-name="Helvetica" fo:font-size="9pt" officeooo:paragraph-rsid="006c6b65" style:font-name-asian="Bitstream Vera Sans" style:font-size-asian="9pt" style:font-name-complex="Bitstream Vera Sans" style:font-size-complex="9pt"/>
    </style:style>
    <style:style style:name="P14" style:family="paragraph" style:parent-style-name="terp_5f_default_5f_Italic">
      <style:text-properties officeooo:paragraph-rsid="0018e677"/>
    </style:style>
    <style:style style:name="P15" style:family="paragraph" style:parent-style-name="terp_5f_default_5f_Italic">
      <style:text-properties officeooo:paragraph-rsid="001a5112"/>
    </style:style>
    <style:style style:name="P16" style:family="paragraph" style:parent-style-name="terp_5f_default_5f_2">
      <style:paragraph-properties fo:text-align="start" style:justify-single-word="false"/>
      <style:text-properties style:font-name="Helvetica" fo:font-size="8pt" officeooo:paragraph-rsid="003e65b7" style:font-name-asian="Bitstream Vera Sans" style:font-size-asian="8pt" style:font-name-complex="Bitstream Vera Sans" style:font-size-complex="8pt"/>
    </style:style>
    <style:style style:name="P17" style:family="paragraph" style:parent-style-name="terp_5f_default_5f_9">
      <style:text-properties officeooo:paragraph-rsid="0009f4c7"/>
    </style:style>
    <style:style style:name="P18" style:family="paragraph" style:parent-style-name="terp_5f_default_5f_9">
      <style:text-properties officeooo:paragraph-rsid="0015fd70"/>
    </style:style>
    <style:style style:name="P19" style:family="paragraph" style:parent-style-name="terp_5f_default_5f_9">
      <style:paragraph-properties fo:text-align="start" style:justify-single-word="false"/>
      <style:text-properties style:font-name="Helvetica" fo:font-size="9pt" officeooo:paragraph-rsid="0018e677" style:font-name-asian="Bitstream Vera Sans" style:font-size-asian="8pt" style:font-name-complex="Bitstream Vera Sans" style:font-size-complex="8pt"/>
    </style:style>
    <style:style style:name="P20" style:family="paragraph" style:parent-style-name="terp_5f_default_5f_9">
      <style:text-properties officeooo:paragraph-rsid="00201659"/>
    </style:style>
    <style:style style:name="P21" style:family="paragraph" style:parent-style-name="terp_5f_header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erp_5f_header">
      <style:paragraph-properties fo:margin-top="0.1701in" fo:margin-bottom="0.1701in" style:contextual-spacing="false"/>
    </style:style>
    <style:style style:name="P23" style:family="paragraph" style:parent-style-name="terp_5f_default_5f_Right_5f_9">
      <style:paragraph-properties fo:text-align="end" style:justify-single-word="false"/>
    </style:style>
    <style:style style:name="P24" style:family="paragraph" style:parent-style-name="terp_5f_default_5f_Centre_5f_8">
      <style:text-properties officeooo:paragraph-rsid="00a02151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helvetica" fo:font-size="9pt" officeooo:paragraph-rsid="009c8be0" style:font-size-asian="9pt" style:font-size-complex="9pt"/>
    </style:style>
    <style:style style:name="T1" style:family="text">
      <style:text-properties officeooo:rsid="003695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setLang(o.partner_id.lang or &quot;de_DE&quot;)&gt;">&lt;setLang(o.partner_id.lang or "de_DE")&gt;</text:text-input></text:p>
      <text:p text:style-name="P25"><text:text-input text:description="&lt;o.partner_id.company_ext&gt;">o.partner_id.company_ext</text:text-input></text:p>
      <text:p text:style-name="P1"><text:text-input text:description="&lt; o.partner_id.department_company_ext &gt;">o.partner_id.department_company_ext</text:text-input></text:p>
      <text:p text:style-name="P1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2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1"><text:text-input text:description="&lt;o.partner_shipping_id.zip&gt;">o.partner_shipping_id.zip</text:text-input> <text:text-input text:description="&lt;o.partner_shipping_id.city&gt;">o.partner_shipping_id.city</text:text-input></text:p>
      <text:p text:style-name="P22"><text:text-input text:description="&lt;choose&gt;">&lt;choose&gt;</text:text-input><text:text-input text:description="&lt;when test=&quot;o.state=='draft'&quot;&gt;">when test="o.state=='draft'"</text:text-input> Quotation N°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Order N°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erp_5f_tblheader_5f_General_5f_Centre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21"><text:text-input text:description="&lt;if test=&quot;o.state&lt;&gt;'draft'&quot;&gt;">if test="o.state&lt;&gt;'draft'"</text:text-input> Date Ordered<text:text-input text:description="&lt;/if&gt;">/if</text:text-input><text:text-input text:description="&lt;if test=&quot;o.state=='draft'&quot;&gt;">if test="o.state=='draft' "</text:text-input> Quotation Date<text:text-input text:description="&lt;/if&gt;">/if</text:text-input></text:p>
          </table:table-cell>
          <table:table-cell table:style-name="Table1.A1" office:value-type="string">
            <text:p text:style-name="terp_5f_tblheader_5f_General_5f_Centre">Our Salesman </text:p>
          </table:table-cell>
          <table:table-cell table:style-name="Table1.D1" office:value-type="string">
            <text:p text:style-name="terp_5f_tblheader_5f_General_5f_Centre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terp_5f_default_5f_Centre_5f_8"><text:text-input text:description="&lt;o.client_order_ref&gt;">o.client_order_ref</text:text-input></text:p>
          </table:table-cell>
          <table:table-cell table:style-name="Table1.C2" office:value-type="string">
            <text:p text:style-name="P24"><text:text-input text:description="&lt;formatLang(o.date_order,date=True)&gt;">o.date_order</text:text-input></text:p>
          </table:table-cell>
          <table:table-cell table:style-name="Table1.C2" office:value-type="string">
            <text:p text:style-name="terp_5f_default_5f_Centre_5f_8"><text:text-input text:description="&lt;o.user_id.name&gt;">o.user_id.name</text:text-input></text:p>
          </table:table-cell>
          <table:table-cell table:style-name="Table1.D2" office:value-type="string">
            <text:p text:style-name="terp_5f_default_5f_Centre_5f_8"><text:text-input text:description="&lt;formatLang(o.valid_until,date=True)&gt;">o.valid_until</text:text-input></text:p>
          </table:table-cell>
        </table:table-row>
      </table:table>
      <text:p text:style-name="terp_5f_default_5f_8"/>
      <text:p text:style-name="terp_5f_default_5f_9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erp_5f_tblheader_5f_Details">Description</text:p>
          </table:table-cell>
          <table:table-cell table:style-name="Table2.A1" office:value-type="string">
            <text:p text:style-name="terp_5f_tblheader_5f_Details_5f_Centre">VAT</text:p>
          </table:table-cell>
          <table:table-cell table:style-name="Table2.A1" office:value-type="string">
            <text:p text:style-name="P6">Quantity</text:p>
          </table:table-cell>
          <table:table-cell table:style-name="Table2.A1" office:value-type="string">
            <text:p text:style-name="P6">Unit Price</text:p>
          </table:table-cell>
          <table:table-cell table:style-name="Table2.A1" office:value-type="string">
            <text:p text:style-name="P6">Price</text:p>
          </table:table-cell>
        </table:table-row>
        <table:table-row table:style-name="Table2.2">
          <table:table-cell table:style-name="Table2.A2" office:value-type="string">
            <text:p text:style-name="P19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  <table:table-row table:style-name="Table2.3">
          <table:table-cell table:style-name="Table2.A2" office:value-type="string">
            <text:p text:style-name="terp_5f_default_5f_9"><text:text-input text:description="&lt;line.name&gt;">&lt;line.name&gt;</text:text-input></text:p>
          </table:table-cell>
          <table:table-cell table:style-name="Table2.A2" office:value-type="string">
            <text:p text:style-name="terp_5f_default_5f_Centre_5f_9"><text:text-input text:description="&lt;', '.join(map(lambda x: x.description, line.tax_id))&gt;">&lt;', '.join(map(lambda x: x.description, line.tax_id))&gt;</text:text-input></text:p>
          </table:table-cell>
          <table:table-cell table:style-name="Table2.A2" office:value-type="string">
            <text:p text:style-name="P23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23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23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terp_5f_default_5f_Italic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  <table:table-row>
          <table:table-cell table:style-name="Table2.A2" office:value-type="string">
            <text:p text:style-name="terp_5f_default_5f_Italic"><text:text-input text:description="&lt;line.notes&gt;">&lt;line.notes&gt;</text:text-input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4"><text:text-input text:description="&lt;/if&gt;">&lt;/if&gt;</text:text-input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8" office:value-type="string">
            <text:p text:style-name="terp_5f_default_5f_9">Net Total :</text:p>
          </table:table-cell>
          <table:table-cell table:style-name="Table2.D8" office:value-type="string">
            <text:p text:style-name="terp_5f_default_5f_Right_5f_9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terp_5f_default_5f_9">Taxes :</text:p>
          </table:table-cell>
          <table:table-cell table:style-name="Table2.A2" office:value-type="string">
            <text:p text:style-name="terp_5f_default_5f_Right_5f_9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8" office:value-type="string">
            <text:p text:style-name="terp_5f_default_5f_Bold_5f_9">Total :</text:p>
          </table:table-cell>
          <table:table-cell table:style-name="Table2.D8" office:value-type="string">
            <text:p text:style-name="terp_5f_default_5f_Right_5f_9_5f_Bold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3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Tax</text:p>
          </table:table-cell>
          <table:table-cell table:style-name="Table3.A1" office:value-type="string">
            <text:p text:style-name="P7">Base</text:p>
          </table:table-cell>
          <table:table-cell table:style-name="Table3.A1" office:value-type="string">
            <text:p text:style-name="P7">Amount</text:p>
          </table:table-cell>
        </table:table-row>
        <table:table-row table:style-name="Table3.2">
          <table:table-cell table:style-name="Table3.A2" office:value-type="string">
            <text:p text:style-name="P1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</table:table-row>
        <table:table-row table:style-name="Table3.3">
          <table:table-cell table:style-name="Table3.A3" office:value-type="string">
            <text:p text:style-name="P10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11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12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8"><text:text-input text:description="&lt;/for&gt;">&lt;/for&gt;</text:text-input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4"/>
          </table:table-cell>
        </table:table-row>
      </table:table>
      <text:p text:style-name="P5"><text:text-input text:description="&lt;/if&gt;">&lt;/if&gt;</text:text-input></text:p>
      <text:p text:style-name="P3"/>
      <text:p text:style-name="P17"><text:text-input text:description="&lt;if test=&quot;o.note&quot;&gt;">&lt;if test="o.note"&gt;</text:text-input><text:text-input text:description="&lt;o.note&gt;">o.note</text:text-input><text:span text:style-name="T1"><text:text-input text:description="&lt;/if&gt;">/if</text:text-input></text:span></text:p>
      <text:p text:style-name="terp_5f_default_5f_9"/>
      <text:p text:style-name="P18">Payment Terms:</text:p>
      <text:p text:style-name="P20"><text:span text:style-name="T1"><text:text-input text:description="&lt;if test=&quot;o.payment_term.note&quot;&gt;">&lt;if test="o.payment_term.note"&gt;</text:text-input></text:span><text:span text:style-name="T1"><text:text-input text:description="&lt;o.payment_term.note&gt;">o.payment_term.note</text:text-input></text:span><text:span text:style-name="T1"><text:text-input text:description="&lt;/if&gt;">/if</text:text-input></text:span></text:p>
      <text:p text:style-name="P18"><text:soft-page-break/></text:p>
      <text:p text:style-name="terp_5f_default_5f_9">Subject to our terms and conditions we reserve all proprietary rights until full payment of our deliver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138in" fo:margin-right="0.562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6-14T08:21:53</dc:date>
    <meta:editing-cycles>1100</meta:editing-cycles>
    <meta:editing-duration>P2DT11H34M17S</meta:editing-duration>
    <dc:creator>thegrymek </dc:creator>
    <meta:document-statistic meta:table-count="3" meta:image-count="0" meta:object-count="0" meta:page-count="2" meta:paragraph-count="51" meta:word-count="144" meta:character-count="1696" meta:non-whitespace-character-count="1597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